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Source Code Pro" svg:font-family="'Source Code Pro', Menlo, monospace"/>
  </office:font-face-decls>
  <office:automatic-styles>
    <style:style style:name="P1" style:family="paragraph" style:parent-style-name="Text_20_body">
      <style:text-properties officeooo:paragraph-rsid="000c6bc1"/>
    </style:style>
    <style:style style:name="T1" style:family="text">
      <style:text-properties fo:font-variant="normal" fo:text-transform="none" fo:color="#d83713" loext:opacity="100%" style:font-name="Serif" fo:font-size="12pt" fo:letter-spacing="normal" fo:font-style="normal" fo:font-weight="normal" style:font-size-asian="12pt" style:font-size-complex="12pt"/>
    </style:style>
    <style:style style:name="T2" style:family="text">
      <style:text-properties style:font-name="Serif" fo:font-size="12pt" style:font-size-asian="12pt" style:font-size-complex="12pt"/>
    </style:style>
    <style:style style:name="T3" style:family="text">
      <style:text-properties style:font-name="Serif" fo:font-size="12pt" officeooo:rsid="000c6bc1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Heritage: Khu lăng mộ và đền thờ các vị Vua triều Lý: </text:span></text:span><text:span text:style-name="Strong_20_Emphasis"><text:span text:style-name="T3">heritageId: </text:span></text:span><text:span text:style-name="Strong_20_Emphasis"><text:span text:style-name="T1">67f3edb13834bd66e6e1c680</text:span></text:span></text:p>
      <text:p text:style-name="P1"><text:span text:style-name="Strong_20_Emphasis">Link tham khảo:</text:span> <text:a xlink:type="simple" xlink:href="https://dsvh.gov.vn/di-tich-lich-su-khu-lang-mo-va-den-tho-cac-vi-vua-trieu-ly-2983" text:style-name="Internet_20_link" text:visited-style-name="Visited_20_Internet_20_Link">https://dsvh.gov.vn/di-tich-lich-su-khu-lang-mo-va-den-tho-cac-vi-vua-trieu-ly-2983</text:a></text:p>
      <text:p text:style-name="P1"><text:span text:style-name="Strong_20_Emphasis">Câu 1:</text:span> Khu lăng mộ và đền thờ các Vua triều Lý hiện tọa lạc tại tỉnh nào?</text:p>
      <text:p text:style-name="P1">A. Bắc Ninh</text:p>
      <text:p text:style-name="P1">B. Ninh Bình</text:p>
      <text:p text:style-name="P1">C. Hà Nội</text:p>
      <text:p text:style-name="P1">D. Nam Định</text:p>
      <text:p text:style-name="P1"><text:span text:style-name="Strong_20_Emphasis">Đáp án đúng:</text:span> A. Bắc Ninh</text:p>
      <text:p text:style-name="P1"><text:span text:style-name="Strong_20_Emphasis">Giải thích:</text:span> Khu di tích này nằm ở xã Đình Bảng, thị xã Từ Sơn, tỉnh Bắc Ninh, quê hương của triều Lý.</text:p>
      <text:p text:style-name="Horizontal_20_Line"/>
      <text:p text:style-name="P1"><text:span text:style-name="Strong_20_Emphasis">Câu 2:</text:span> Vị vua nào sáng lập ra triều đại nhà Lý?</text:p>
      <text:p text:style-name="P1">A. Lý Thái Tông</text:p>
      <text:p text:style-name="P1">B. Lý Nhân Tông</text:p>
      <text:p text:style-name="P1">C. Lý Thái Tổ</text:p>
      <text:p text:style-name="P1">D. Lý Cao Tông</text:p>
      <text:p text:style-name="P1"><text:span text:style-name="Strong_20_Emphasis">Đáp án đúng:</text:span> C. Lý Thái Tổ</text:p>
      <text:p text:style-name="P1"><text:span text:style-name="Strong_20_Emphasis">Giải thích:</text:span> Lý Công Uẩn (tức Lý Thái Tổ) sáng lập ra triều Lý vào năm 1009.</text:p>
      <text:p text:style-name="Horizontal_20_Line"/>
      <text:p text:style-name="P1"><text:span text:style-name="Strong_20_Emphasis">Câu 3:</text:span> Theo sử sách, Lý Thái Tổ đã ban hành chiếu dời đô từ Hoa Lư ra Thăng Long vào năm nào?</text:p>
      <text:p text:style-name="P1">A. 1005</text:p>
      <text:p text:style-name="P1">B. 1009</text:p>
      <text:p text:style-name="P1">C. 1010</text:p>
      <text:p text:style-name="P1">D. 1015</text:p>
      <text:p text:style-name="P1"><text:span text:style-name="Strong_20_Emphasis">Đáp án đúng:</text:span> C. 1010</text:p>
      <text:p text:style-name="P1"><text:span text:style-name="Strong_20_Emphasis">Giải thích:</text:span> Năm 1010, Lý Thái Tổ ban Chiếu dời đô, chuyển kinh đô từ Hoa Lư ra Thăng Long (Hà Nội ngày nay).</text:p>
      <text:p text:style-name="Horizontal_20_Line"/>
      <text:p text:style-name="P1"><text:span text:style-name="Strong_20_Emphasis">Câu 4:</text:span> Đền thờ các vua Lý trong khu di tích được xây dựng theo kiến trúc nào?</text:p>
      <text:p text:style-name="P1">A. Kiến trúc Pháp cổ</text:p>
      <text:p text:style-name="P1">B. Kiến trúc truyền thống Việt Nam</text:p>
      <text:p text:style-name="P1"><text:soft-page-break/>C. Kiến trúc Đông Dương</text:p>
      <text:p text:style-name="P1">D. Kiến trúc Trung Hoa</text:p>
      <text:p text:style-name="P1"><text:span text:style-name="Strong_20_Emphasis">Đáp án đúng:</text:span> B. Kiến trúc truyền thống Việt Nam</text:p>
      <text:p text:style-name="P1"><text:span text:style-name="Strong_20_Emphasis">Giải thích:</text:span> Đền thờ được xây dựng theo phong cách truyền thống, đậm nét kiến trúc cổ Việt Nam.</text:p>
      <text:p text:style-name="Horizontal_20_Line"/>
      <text:p text:style-name="P1"><text:span text:style-name="Strong_20_Emphasis">Câu 5:</text:span> Lý Thái Tổ sinh ra tại làng nào?</text:p>
      <text:p text:style-name="P1">A. Làng Yên Phụ</text:p>
      <text:p text:style-name="P1">B. Làng Đình Bảng</text:p>
      <text:p text:style-name="P1">C. Làng Kim Liên</text:p>
      <text:p text:style-name="P1">D. Làng Quỳnh Đôi</text:p>
      <text:p text:style-name="P1"><text:span text:style-name="Strong_20_Emphasis">Đáp án đúng:</text:span> B. Làng Đình Bảng</text:p>
      <text:p text:style-name="P1"><text:span text:style-name="Strong_20_Emphasis">Giải thích:</text:span> Lý Thái Tổ sinh ra tại làng Cổ Pháp, nay thuộc xã Đình Bảng, Từ Sơn, Bắc Ninh.</text:p>
      <text:p text:style-name="Horizontal_20_Line"/>
      <text:p text:style-name="P1"><text:span text:style-name="Strong_20_Emphasis">Câu 6:</text:span> Triều Lý kéo dài từ năm nào đến năm nào?</text:p>
      <text:p text:style-name="P1">A. 939–1010</text:p>
      <text:p text:style-name="P1">B. 1010–1225</text:p>
      <text:p text:style-name="P1">C. 1225–1400</text:p>
      <text:p text:style-name="P1">D. 968–1009</text:p>
      <text:p text:style-name="P1"><text:span text:style-name="Strong_20_Emphasis">Đáp án đúng:</text:span> B. 1010–1225</text:p>
      <text:p text:style-name="P1"><text:span text:style-name="Strong_20_Emphasis">Giải thích:</text:span> Triều Lý trị vì đất nước từ năm 1010 đến năm 1225, trước khi nhường ngôi cho nhà Trần.</text:p>
      <text:p text:style-name="Horizontal_20_Line"/>
      <text:p text:style-name="P1"><text:span text:style-name="Strong_20_Emphasis">Câu 7:</text:span> Đặc điểm nổi bật trong nghệ thuật kiến trúc của đền thờ các vua Lý là gì?</text:p>
      <text:p text:style-name="P1">A. Ứng dụng nhiều chất liệu đá quý</text:p>
      <text:p text:style-name="P1">B. Chạm khắc rồng thời Lý tinh xảo</text:p>
      <text:p text:style-name="P1">C. Ảnh hưởng mạnh từ kiến trúc phương Tây</text:p>
      <text:p text:style-name="P1">D. Dùng hoàn toàn vật liệu hiện đại</text:p>
      <text:p text:style-name="P1"><text:span text:style-name="Strong_20_Emphasis">Đáp án đúng:</text:span> B. Chạm khắc rồng thời Lý tinh xảo</text:p>
      <text:p text:style-name="P1"><text:span text:style-name="Strong_20_Emphasis">Giải thích:</text:span> Hoa văn rồng thời Lý mềm mại, uyển chuyển, thể hiện sự tinh tế trong nghệ thuật kiến trúc.</text:p>
      <text:p text:style-name="Horizontal_20_Line"/>
      <text:p text:style-name="P1"><text:span text:style-name="Strong_20_Emphasis">Câu 8:</text:span> Lăng mộ các vị vua triều Lý được cải tạo, trùng tu vào năm nào?</text:p>
      <text:p text:style-name="P1">A. 1960</text:p>
      <text:p text:style-name="P1"><text:soft-page-break/>B. 1970</text:p>
      <text:p text:style-name="P1">C. 1990</text:p>
      <text:p text:style-name="P1">D. 2000</text:p>
      <text:p text:style-name="P1"><text:span text:style-name="Strong_20_Emphasis">Đáp án đúng:</text:span> D. 2000</text:p>
      <text:p text:style-name="P1"><text:span text:style-name="Strong_20_Emphasis">Giải thích:</text:span> Lăng mộ các vua triều Lý được tu bổ và tôn tạo vào năm 2000 để phục vụ bảo tồn văn hóa lịch sử.</text:p>
      <text:p text:style-name="Horizontal_20_Line"/>
      <text:p text:style-name="P1"><text:span text:style-name="Strong_20_Emphasis">Câu 9:</text:span> Ai là vị vua thứ hai của triều Lý?</text:p>
      <text:p text:style-name="P1">A. Lý Thái Tông</text:p>
      <text:p text:style-name="P1">B. Lý Nhân Tông</text:p>
      <text:p text:style-name="P1">C. Lý Thánh Tông</text:p>
      <text:p text:style-name="P1">D. Lý Anh Tông</text:p>
      <text:p text:style-name="P1"><text:span text:style-name="Strong_20_Emphasis">Đáp án đúng:</text:span> A. Lý Thái Tông</text:p>
      <text:p text:style-name="P1"><text:span text:style-name="Strong_20_Emphasis">Giải thích:</text:span> Sau Lý Thái Tổ, Lý Thái Tông (Lý Phật Mã) lên ngôi và tiếp tục củng cố vương triều.</text:p>
      <text:p text:style-name="Horizontal_20_Line"/>
      <text:p text:style-name="P1"><text:span text:style-name="Strong_20_Emphasis">Câu 10:</text:span> Khu di tích Khu lăng mộ và đền thờ các vua Lý được xếp hạng Di tích lịch sử cấp quốc gia vào năm nào?</text:p>
      <text:p text:style-name="P1">A. 1962</text:p>
      <text:p text:style-name="P1">B. 1975</text:p>
      <text:p text:style-name="P1">C. 1994</text:p>
      <text:p text:style-name="P1">D. 2010</text:p>
      <text:p text:style-name="P1"><text:span text:style-name="Strong_20_Emphasis">Đáp án đúng:</text:span> A. 1962</text:p>
      <text:p text:style-name="P1"><text:span text:style-name="Strong_20_Emphasis">Giải thích:</text:span> Năm 1962, khu di tích được công nhận là Di tích lịch sử cấp quốc gia.</text:p>
      <text:p text:style-name="Horizontal_20_Line"/>
      <text:p text:style-name="P1"><text:span text:style-name="Strong_20_Emphasis">Câu 11:</text:span> Tượng Lý Thái Tổ trong khu di tích thường thể hiện ông trong tư thế nào?</text:p>
      <text:p text:style-name="P1">A. Đứng, tay cầm chiếu chỉ</text:p>
      <text:p text:style-name="P1">B. Ngồi trên ngai vàng</text:p>
      <text:p text:style-name="P1">C. Cưỡi ngựa ra trận</text:p>
      <text:p text:style-name="P1">D. Đứng cầm kiếm</text:p>
      <text:p text:style-name="P1"><text:span text:style-name="Strong_20_Emphasis">Đáp án đúng:</text:span> A. Đứng, tay cầm chiếu chỉ</text:p>
      <text:p text:style-name="P1"><text:span text:style-name="Strong_20_Emphasis">Giải thích:</text:span> Tượng Lý Thái Tổ được tạc trong tư thế đứng, tay cầm chiếu dời đô thể hiện tầm vóc lịch sử.</text:p>
      <text:p text:style-name="Horizontal_20_Line"/>
      <text:p text:style-name="P1"><text:soft-page-break/><text:span text:style-name="Strong_20_Emphasis">Câu 12:</text:span> Triều Lý nổi tiếng trong lịch sử Việt Nam với sự kiện nào sau đây?</text:p>
      <text:p text:style-name="P1">A. Khởi nghĩa Lam Sơn</text:p>
      <text:p text:style-name="P1">B. Dời đô ra Thăng Long và phát triển Phật giáo</text:p>
      <text:p text:style-name="P1">C. Thành lập nhà Nguyễn</text:p>
      <text:p text:style-name="P1">D. Kháng chiến chống quân Minh</text:p>
      <text:p text:style-name="P1"><text:span text:style-name="Strong_20_Emphasis">Đáp án đúng:</text:span> B. Dời đô ra Thăng Long và phát triển Phật giáo</text:p>
      <text:p text:style-name="P1"><text:span text:style-name="Strong_20_Emphasis">Giải thích:</text:span> Triều Lý ghi dấu với việc dời đô ra Thăng Long và phát triển Phật giáo thành quốc đạo, xây dựng nền văn hóa rực rỡ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22:26:10.164380365</meta:creation-date>
    <dc:date>2025-04-27T22:33:11.726119237</dc:date>
    <meta:editing-duration>PT7M3S</meta:editing-duration>
    <meta:editing-cycles>1</meta:editing-cycles>
    <meta:document-statistic meta:table-count="0" meta:image-count="0" meta:object-count="0" meta:page-count="4" meta:paragraph-count="86" meta:word-count="771" meta:character-count="3389" meta:non-whitespace-character-count="2709"/>
    <meta:generator>LibreOffice/24.2.7.2$Linux_X86_64 LibreOffice_project/420$Build-2</meta:generator>
  </office:meta>
</office:document-meta>
</file>